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4-01-08 0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3-01-23 0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2-09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2-02-14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1-01-27 0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0-09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20-01-21 0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9-09-12 0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9-05-08 0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9-02-1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8-09-13 13:07:04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8-05-0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8-01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7-10-12 0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7-05-11 0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7-01-24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6-09-06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6-05-05 0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6-01-13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5-09-10 0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5-05-18 0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5-01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4-09-23 0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85</text:p>
          </table:table-cell>
          <table:table-cell office:value-type="string" calcext:value-type="string">
            <text:p>ADVM-008</text:p>
          </table:table-cell>
          <table:table-cell office:value-type="string" calcext:value-type="string">
            <text:p>2014-04-30 0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